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40"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2"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40">Chapter Twelve</text:p>
      <text:p text:style-name="P40"/>
      <text:p text:style-name="P40"><text:s text:c="5"/>Russ emerged from a vortex and looked around. He was in a town of some sort. <text:span text:style-name="T292">Well he assumed it to be a town, it wasn’t any kind of town he had seen before.</text:span></text:p>
      <text:p text:style-name="P40"><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40"><text:s text:c="5"/><text:span text:style-name="T295">Walking by an antique bookstore, Russ walked inside. He was looking for periodicals of the day. </text:span><text:span text:style-name="T296">Something that would tell him exactly what was going on.</text:span></text:p>
      <text:p text:style-name="P40"><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40"><text:s text:c="5"/><text:span text:style-name="T298">Advances in medicine were of particular interest. He’d yet to find a time where they fully beat cancer though.</text:span></text:p>
      <text:p text:style-name="P40"><text:s text:c="5"/><text:span text:style-name="T299">Russ’s time watch beeped. His time in that century was up and he needed to get back. Activating the device on his wrist, he vanished back to the year 2163.</text:span></text:p>
      <text:p text:style-name="P40"><text:s text:c="5"/><text:span text:style-name="T299">Chief was waiting for him. “Good you’re back on time for once. That’s a nice change.”</text:span></text:p>
      <text:p text:style-name="P40"><text:s text:c="5"/>“<text:span text:style-name="T299">Yes mother.” Russ said </text:span><text:span text:style-name="T300">sarcastically.</text:span></text:p>
      <text:p text:style-name="P40"><text:s text:c="5"/>“<text:span text:style-name="T301">Find anything interesting?”</text:span></text:p>
      <text:p text:style-name="P40"><text:s text:c="5"/><text:span text:style-name="T301">Russ held up a book. “Purchased this from the future. I’m sure it will be an interesting read over the course of the next six months.”</text:span></text:p>
      <text:p text:style-name="P40"><text:s text:c="5"/><text:span text:style-name="T301">Chief flipped through the book. “Nice little trophy eh?”</text:span></text:p>
      <text:p text:style-name="P40"><text:s text:c="5"/>“<text:span text:style-name="T301">Something like that.” Russ said. “</text:span><text:span text:style-name="T302">Speaking of trophies, how’s Victoria doing?”</text:span></text:p>
      <text:p text:style-name="P40"><text:s text:c="5"/>“<text:span text:style-name="T302">She’s fine.” Chief said. “Just doing some routine maintenance on her right now.”</text:span></text:p>
      <text:p text:style-name="P40"><text:s text:c="5"/>“<text:span text:style-name="T303">I see.”</text:span></text:p>
      <text:p text:style-name="P40"><text:soft-page-break/><text:s text:c="5"/>“<text:span text:style-name="T304">You wouldn’t want to help out would you?” Chief asked.</text:span></text:p>
      <text:p text:style-name="P40"><text:s text:c="5"/>“<text:span text:style-name="T304">Nah.” Russ said. “That’s your department. Besides there’s an article in this book I want to show Doctor Long. I think she’ll find it interesting.”</text:span></text:p>
      <text:p text:style-name="P40"/>
      <text:p text:style-name="P42">* * *</text:p>
      <text:p text:style-name="P41"/>
      <text:p text:style-name="P41"><text:s text:c="5"/>Down in the medical bay. Russ was showing Doctor Long the book he purchased. “But look here, they’ve been working on cybernetic implants.”</text:p>
      <text:p text:style-name="P41"><text:s text:c="5"/>Long looked at the article. “They can repair damaged tissue? That’s extraordinary. I wonder if that chip I removed from your hand had something to do with that.”</text:p>
      <text:p text:style-name="P41"><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41"><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41"><text:s text:c="5"/>“<text:span text:style-name="T309">No way doc, no way in hell would I want that thing back in me. You saw how I acted with that implant.”</text:span></text:p>
      <text:p text:style-name="P41"><text:s text:c="5"/>“<text:span text:style-name="T309">Yes I know.” Doctor Long confirmed. “Just making sure.”</text:span></text:p>
      <text:p text:style-name="P41"><text:s text:c="5"/>“<text:span text:style-name="T310">And look over here, nanobots designed to go where it’s too small for human hands to enter.” Russ said. “All of these inventions and more within the next hundred years. Talk about amazing.”</text:span></text:p>
      <text:p text:style-name="P41"><text:s text:c="5"/><text:span text:style-name="T310">Doctor Long nodded. “Yes very amazing. Thank you for sharing this with me. The human race isn’t bent on destroying itself after al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4T02:43:58.233000000</dc:date>
    <meta:editing-cycles>335</meta:editing-cycles>
    <meta:generator>LibreOffice/7.4.1.2$Windows_X86_64 LibreOffice_project/3c58a8f3a960df8bc8fd77b461821e42c061c5f0</meta:generator>
    <meta:editing-duration>PT9H50M52S</meta:editing-duration>
    <meta:document-statistic meta:table-count="0" meta:image-count="0" meta:object-count="0" meta:page-count="49" meta:paragraph-count="646" meta:word-count="12320" meta:character-count="69515" meta:non-whitespace-character-count="54748"/>
  </office:meta>
</office:document-meta>
</file>